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7"/>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6" table:default-cell-style-name="Default"/>
        <table:table-column table:style-name="co2" table:number-columns-repeated="1019"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2">Similar to Cyclone but more powerful and with Dark element AND INCLUDES CANCELLING</text:span>.</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text:span text:style-name="T2">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2">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55" office:value-type="string" calcext:value-type="string">
            <text:p><text:span text:style-name="T2">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 * = ASAP)</text:p>
          </table:table-cell>
          <table:table-cell table:style-name="ce51"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1"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1">00/00/0000</text:date>, <text:time style:data-style-name="N2" text:time-value="18:32:22.4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1T18:33:52.188000000</dc:date>
    <meta:editing-duration>P7DT5H22M13S</meta:editing-duration>
    <meta:editing-cycles>551</meta:editing-cycles>
    <meta:generator>LibreOffice/7.1.0.3$Windows_X86_64 LibreOffice_project/f6099ecf3d29644b5008cc8f48f42f4a40986e4c</meta:generator>
    <meta:document-statistic meta:table-count="6" meta:cell-count="521" meta:object-count="0"/>
  </office:meta>
</office:document-meta>
</file>